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CMemoryCacheUnitTest.SKIPtestHitInT1OverMa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RCMemoryCacheUnitTest.testHitInT1AtMa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RCMemoryCacheUnitTest.testPutGetRemoveThroughHub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RCMemoryCacheUnit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MemoryCacheUnitTest.testPutInT1ToMa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RCMemoryCacheUnitTest.testHitInT1ThenT2BelowMa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RCMemoryCacheUnitTest.testHitInT1BelowMa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RCMemoryCacheUnitTest.testGetKey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